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paragraph-properties fo:margin-left="0.75in" fo:margin-right="0in" fo:text-indent="0in" style:auto-text-indent="false">
        <style:tab-stops/>
      </style:paragraph-properties>
      <style:text-properties fo:language="es" fo:country="ES"/>
    </style:style>
    <style:style style:name="P3" style:family="paragraph" style:parent-style-name="Standard" style:master-page-name="MP0">
      <style:paragraph-properties style:page-number="auto" fo:break-before="page"/>
    </style:style>
    <style:style style:name="P4" style:family="paragraph" style:parent-style-name="Standard" style:list-style-name="L1">
      <style:text-properties fo:language="es" fo:country="ES"/>
    </style:style>
    <style:style style:name="P5" style:family="paragraph" style:parent-style-name="Standard" style:list-style-name="L2">
      <style:text-properties fo:language="es" fo:country="ES"/>
    </style:style>
    <style:style style:name="P6" style:family="paragraph" style:parent-style-name="Standard">
      <style:text-properties fo:language="es" fo:country="ES"/>
    </style:style>
    <style:style style:name="P7" style:family="paragraph" style:parent-style-name="Standard">
      <style:text-properties fo:language="es" fo:country="ES" officeooo:rsid="001bd636" officeooo:paragraph-rsid="001bd636"/>
    </style:style>
    <style:style style:name="P8" style:family="paragraph" style:parent-style-name="Standard">
      <style:text-properties fo:language="es" fo:country="ES" officeooo:paragraph-rsid="001bd636"/>
    </style:style>
    <style:style style:name="T1" style:family="text">
      <style:text-properties fo:language="es" fo:country="ES"/>
    </style:style>
    <style:style style:name="T2" style:family="text">
      <style:text-properties fo:language="es" fo:country="ES" fo:font-weight="bold" style:font-weight-asian="bold" style:font-weight-complex="bold"/>
    </style:style>
    <style:style style:name="T3" style:family="text">
      <style:text-properties officeooo:rsid="001bd636"/>
    </style:style>
    <text:list-style style:name="L1">
      <text:list-level-style-number text:level="1" loext:num-list-format="%1%)" style:num-suffix=")" style:num-format="a" style:num-letter-sync="true">
        <style:list-level-properties text:list-level-position-and-space-mode="label-alignment">
          <style:list-level-label-alignment text:label-followed-by="listtab" fo:text-indent="-0.25in" fo:margin-left="0.9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491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991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491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991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491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99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491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99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Fuente_20_de_20_párrafo_20_predeter."><text:span text:style-name="T1">Especificación</text:span></text:span> <text:span text:style-name="Fuente_20_de_20_párrafo_20_predeter."><text:span text:style-name="T1">Algebraica</text:span></text:span>:</text:p>
      <text:p text:style-name="Standard"/>
      <text:p text:style-name="P1">Type: Asiento</text:p>
      <text:p text:style-name="P1">Sorts: Asiento, String, boolean, Object</text:p>
      <text:p text:style-name="P1">Operations:</text:p>
      <text:p text:style-name="P1">init : → Asiento</text:p>
      <text:p text:style-name="P7">init : String → Asiento</text:p>
      <text:p text:style-name="P1">getIdentificadorOcupante : Asiento → String</text:p>
      <text:p text:style-name="P1">setIdentificadorOcupante : Asiento x String → void</text:p>
      <text:p text:style-name="P1">isOcupado : Asiento → boolean</text:p>
      <text:p text:style-name="P1">isLibre : Asiento → boolean</text:p>
      <text:p text:style-name="P1">reservar : Asiento x String → boolean</text:p>
      <text:p text:style-name="P1">liberar : Asiento x String → boolean</text:p>
      <text:p text:style-name="P1">equals : Asiento x Object → boolean</text:p>
      <text:p text:style-name="P1">toString : Asiento → String</text:p>
      <text:p text:style-name="P1"/>
      <text:p text:style-name="P1">Type: Vagón</text:p>
      <text:p text:style-name="P1">Sorts: Vagón, <text:span text:style-name="T3">entero</text:span>, boolean, String</text:p>
      <text:p text:style-name="P1">Operations:</text:p>
      <text:p text:style-name="P1">init : <text:span text:style-name="T3">entero</text:span> x <text:span text:style-name="T3">entero</text:span> -/-&gt; <text:s/>Vagón</text:p>
      <text:p text:style-name="P1">getColumnas : Vagón → <text:span text:style-name="T3">entero</text:span></text:p>
      <text:p text:style-name="P1">getFilas : Vagón → <text:span text:style-name="T3">entero</text:span></text:p>
      <text:p text:style-name="P1">getNumVagón : Vagón → <text:span text:style-name="T3">entero</text:span></text:p>
      <text:p text:style-name="P1">getAsientosTotales : Vagón → <text:span text:style-name="T3">entero</text:span></text:p>
      <text:p text:style-name="P1">getAsientosOcupados : Vagón → <text:span text:style-name="T3">entero</text:span></text:p>
      <text:p text:style-name="P1">getAsientosLibres : Vagón → <text:span text:style-name="T3">entero</text:span></text:p>
      <text:p text:style-name="P1">isLleno : Vagón → boolean</text:p>
      <text:p text:style-name="P1">isVacio : Vagón → boolean</text:p>
      <text:p text:style-name="P7">getIdentificadorAsiento : Vagón x entero x entero → String</text:p>
      <text:p text:style-name="P7">setIdentificadorAsiento : Vagón x entero x entero x String→ void</text:p>
      <text:p text:style-name="P1">identificadorEnUso : Vagón x String → boolean</text:p>
      <text:p text:style-name="P1">reservarAsiento : Vagón x String → boolean</text:p>
      <text:p text:style-name="P1">liberarAsiento : Vagón x String → boolean</text:p>
      <text:p text:style-name="P7">mostrarOcupantes : Vagón → String</text:p>
      <text:p text:style-name="P1">toString : Vagón → String</text:p>
      <text:p text:style-name="P1"/>
      <text:p text:style-name="P1">Type: Tren</text:p>
      <text:p text:style-name="P1">Sorts: Tren, <text:span text:style-name="T3">entero</text:span>, boolean, String</text:p>
      <text:p text:style-name="P1">Operations:</text:p>
      <text:p text:style-name="P1">init : <text:span text:style-name="T3">entero</text:span> x <text:span text:style-name="T3">entero</text:span> -/-&gt; Tren</text:p>
      <text:p text:style-name="P1">getNumVagones : Tren → <text:span text:style-name="T3">entero</text:span></text:p>
      <text:p text:style-name="P1">getNumMáxVagones : Tren → <text:span text:style-name="T3">entero</text:span></text:p>
      <text:p text:style-name="P7">getFilasVagones : Tren → entero</text:p>
      <text:p text:style-name="P7">getColumnasVagones : Tren → entero</text:p>
      <text:p text:style-name="P7">getIdentificadorAsientoVagón : Tren x entero x entero x String -/-&gt; String</text:p>
      <text:p text:style-name="P7">setIdentificadorAsientoVagón : Tren x entero x entero x String x String -/-&gt; void</text:p>
      <text:p text:style-name="P1">capacidadVagón : Tren → <text:span text:style-name="T3">entero</text:span></text:p>
      <text:p text:style-name="P1">capacidadTren : Tren → <text:span text:style-name="T3">entero</text:span></text:p>
      <text:p text:style-name="P1">libres<text:span text:style-name="T3">Actualmente</text:span> : Tren → <text:span text:style-name="T3">entero</text:span></text:p>
      <text:p text:style-name="P8"><text:span text:style-name="T3">libresTren</text:span> : Tren → <text:span text:style-name="T3">entero</text:span></text:p>
      <text:p text:style-name="P1">ocupadosTren : Tren → <text:span text:style-name="T3">entero</text:span></text:p>
      <text:p text:style-name="P8">isLleno : Tren → boolean</text:p>
      <text:p text:style-name="P8"><text:soft-page-break/>isVacio : Tren → boolean</text:p>
      <text:p text:style-name="P1">identificadorEnUso : Tren x String → boolean</text:p>
      <text:p text:style-name="P1">reservarAsiento : Tren x String <text:span text:style-name="T3">x entero -/-&gt;</text:span> String</text:p>
      <text:p text:style-name="P1">liberarAsiento : Tren x String -/-&gt; String</text:p>
      <text:p text:style-name="P7">comprobarIdentificador : Tren x String -/-&gt; String</text:p>
      <text:p text:style-name="P8"><text:span text:style-name="T3">mostrarOcupantesTren : Tren x String → String</text:span></text:p>
      <text:p text:style-name="P1">toString : Tren → String</text:p>
      <text:p text:style-name="P1"/>
      <text:p text:style-name="P1"/>
      <text:p text:style-name="Standard"><text:span text:style-name="Fuente_20_de_20_párrafo_20_predeter."><text:span text:style-name="T2">Explicación de clases y métodos del TAD</text:span></text:span></text:p>
      <text:p text:style-name="P1"/>
      <text:p text:style-name="P1">La implementación de nuestro TAD la hemos dividido en cuatro clases, cada una con sus correspondientes métodos que explicaremos y comentaremos a continuación.</text:p>
      <text:p text:style-name="P1"/>
      <text:p text:style-name="P1">Las cuatro clases son:</text:p>
      <text:list text:style-name="L1">
        <text:list-item>
          <text:p text:style-name="P4">Principal</text:p>
        </text:list-item>
        <text:list-item>
          <text:p text:style-name="P4">Tren</text:p>
        </text:list-item>
        <text:list-item>
          <text:p text:style-name="P4">Vagón</text:p>
        </text:list-item>
        <text:list-item>
          <text:p text:style-name="P4">Asiento</text:p>
        </text:list-item>
      </text:list>
      <text:p text:style-name="P1"/>
      <text:list xml:id="list124430783" text:style-name="L2">
        <text:list-item>
          <text:p text:style-name="P5">Principal -&gt; en esta clase simplemente se encuentra la salida por pantalla del menú y varias excepciones para controlar errores.</text:p>
        </text:list-item>
        <text:list-item>
          <text:p text:style-name="P5">Tren -&gt; en dicha clase tenemos la información sobre el tren, tanto sus características como los métodos que lo manejan. Dentro de esta clase es donde podemos crear un nuevo tren, así como los vagones por los que está compuesto dicho tren, que debe tener al menos un vagón y una fila en cada vagón. <text:s/>Algunos los métodos más importantes de la clase Tren son:</text:p>
          <text:list>
            <text:list-item>
              <text:p text:style-name="P5">reservarAsiento -&gt; como su propio nombre indica este método nos permite la reserva de un asiento, controlando así que si el tren está lleno no se pueda reservar nada, y que si quedan asientos libres se obtenga el vagón más vacío y se reserve el asiento en dicho vagón.</text:p>
            </text:list-item>
            <text:list-item>
              <text:p text:style-name="P5">liberarAsiento -&gt; libera un asiento, para ello usaremos como parámetro el identificador del pasajero que previamente lo estaba ocupando.</text:p>
            </text:list-item>
            <text:list-item>
              <text:p text:style-name="P5">isLleno -&gt; método de tipo boolean que nos devuelve ‘true’ si está lleno o ‘false’ si no lo está.</text:p>
            </text:list-item>
            <text:list-item>
              <text:p text:style-name="P5">isVacio -&gt; método similar al mencionado anteriormente ‘isLleno’, pero al revés, devuelve true si NO está lleno.</text:p>
            </text:list-item>
            <text:list-item>
              <text:p text:style-name="P5">identificadorEnUso -&gt; método que tiene como parámetro de entrada el identificador de un pasajero y que sirve para la correcta comprobación de que no haya suplantaciones de identidad, comparando el identificador de un ocupante con otros que ya se encuentran en el tren.</text:p>
            </text:list-item>
          </text:list>
        </text:list-item>
      </text:list>
      <text:p text:style-name="P2">Luego tenemos algunos como capacidadTren(), capacidadVagón(), libresTren(), ocupadosTren(), numPasajeros()…que son los que proporcionan las características al tren.</text:p>
      <text:p text:style-name="P1"/>
      <text:list xml:id="list185554027685240" text:continue-numbering="true" text:style-name="L2">
        <text:list-item>
          <text:p text:style-name="P5">Vagón -&gt; clase que contiene la información y los atributos sobre los vagones, así como su constructor.</text:p>
          <text:list>
            <text:list-item>
              <text:p text:style-name="P5">Constructor vagón -&gt; permite crear el vagón, teniendo como parámetro de entrada el número de vagón que se le asigne y el número de filas que este tenga. Posteriormente se crean todos los asientos vacíos, al multiplicar el número de filas por el de columnas. Con la excepción de que el vagón debe tener al menos una fila.</text:p>
            </text:list-item>
            <text:list-item>
              <text:p text:style-name="P5">liberarAsiento -&gt; similar al liberarAsiento de la clase tren, solo que este es de tipo boolean y devuelve ‘true’ o ‘false’, depende de si se ha liberado correctamente o no.</text:p>
            </text:list-item>
            <text:list-item>
              <text:p text:style-name="P5"><text:soft-page-break/>reservarAsiento -&gt; similar a liberarAsiento, solo que este devuelve la confirmación de que se ha reservado el asiento.</text:p>
            </text:list-item>
            <text:list-item>
              <text:p text:style-name="P5">identificadorEnUso -&gt; Permite saber si el vagón contiene algún asiento con el identificador dado y tiene como parámetro de entrada el identificador del ocupante. Devuelve ‘true’ si el vagón tiene un asiento con ese identificador y ‘false’ si no lo tiene.</text:p>
            </text:list-item>
            <text:list-item>
              <text:p text:style-name="P5">isLleno -&gt; lo tenemos para saber si el vagón está completamente lleno, esto es si todos los asientos están ocupados. Devuelve ‘true’ si está lleno y false si al menos un asiento está libre.</text:p>
            </text:list-item>
            <text:list-item>
              <text:p text:style-name="P5">isVacio -&gt; permite saber si el vagón está completamente vacío, esto es si todos los asientos están libres. Devuelve ‘true’ si está vacío y ‘false’ si al menos un asiento está ocupado.</text:p>
            </text:list-item>
          </text:list>
        </text:list-item>
      </text:list>
      <text:p text:style-name="P2">Además, tenemos los ‘getters’ , como son getNumVagón(), getAsientosTotales(), getAsientosOcupados(), getAsientosLibres(), getFilas(), getColumnas()</text:p>
      <text:p text:style-name="P2"/>
      <text:list xml:id="list185554323620793" text:continue-numbering="true" text:style-name="L2">
        <text:list-item>
          <text:p text:style-name="P5">Asiento -&gt; Clase que contiene la información acerca de los asientos, tanto sus características como los métodos que los manejan. Sus atributos son el identificador del ocupante y si está ocupado o no.</text:p>
          <text:list>
            <text:list-item>
              <text:p text:style-name="P5">Constructor asiento -&gt; en este caso esta vacío </text:p>
            </text:list-item>
            <text:list-item>
              <text:p text:style-name="P5">reservar -&gt; permite saber si el asiento está ocupado o no, devuelve ‘false’ si está ocupado y ‘true’ si está libre y se puede reservar.</text:p>
            </text:list-item>
            <text:list-item>
              <text:p text:style-name="P5"/>
            </text:list-item>
          </text:list>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meta:creation-date>2022-12-25T11:13:00Z</meta:creation-date>
    <dc:date>2022-12-30T18:55:53.657866360</dc:date>
    <meta:editing-cycles>10</meta:editing-cycles>
    <meta:editing-duration>PT3H26M25S</meta:editing-duration>
    <meta:document-statistic meta:table-count="0" meta:image-count="0" meta:object-count="0" meta:page-count="3" meta:paragraph-count="83" meta:word-count="926" meta:character-count="5564" meta:non-whitespace-character-count="4739"/>
    <meta:template xlink:type="simple" xlink:actuate="onRequest" xlink:title="" xlink:href="Normal.dotm"/>
  </office:meta>
</office:document-meta>
</file>